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3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Inspiration-outline1" style:list-style-name="L2">
      <style:graphic-properties draw:stroke="none" svg:stroke-width="0cm" draw:fill="none" draw:textarea-vertical-align="top" draw:auto-grow-height="true" draw:fit-to-size="false" fo:min-height="8.845cm" fo:padding-top="0cm" fo:padding-bottom="0cm" fo:padding-left="0cm" fo:padding-right="0cm" fo:wrap-option="no-wrap"/>
    </style:style>
    <style:style style:name="pr5" style:family="presentation" style:parent-style-name="Inspiration-outline1" style:list-style-name="L2">
      <style:graphic-properties draw:stroke="none" svg:stroke-width="0cm" draw:fill="none" draw:textarea-vertical-align="top" draw:auto-grow-height="true" draw:fit-to-size="false" fo:min-height="14.741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Inspiratio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Datos</text:span></text:p>
          </draw:text-box>
        </draw:frame>
        <draw:frame draw:name="Shape 91" presentation:style-name="pr2" draw:text-style-name="P3" draw:layer="layout" svg:width="16.272cm" svg:height="5.748cm" svg:x="2.328cm" svg:y="4.18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<text:s text:c="4"/></text:span><text:span text:style-name="T2">Literales, variables y expresiones</text:span></text:p>
              </text:list-item>
              <text:list-item>
                <text:p text:style-name="P2"><text:span text:style-name="T2"><text:s text:c="4"/></text:span><text:span text:style-name="T2">Definición, borrado y ámbito de variables</text:span></text:p>
              </text:list-item>
              <text:list-item>
                <text:p text:style-name="P2"><text:span text:style-name="T2"><text:s text:c="4"/></text:span><text:span text:style-name="T2">Operadores. Precedencia de operadores</text:span></text:p>
              </text:list-item>
              <text:list-item>
                <text:p text:style-name="P2"><text:span text:style-name="T2"><text:s text:c="4"/></text:span><text:span text:style-name="T2">Función eval()</text:span></text:p>
                <text:p text:style-name="P2"><text:span text:style-name="T2"/></text:p>
                <text:p text:style-name="P2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Operadores</text:span></text:p>
          </draw:text-box>
        </draw:frame>
        <draw:frame draw:name="Shape 91" presentation:style-name="pr4" draw:text-style-name="P3" draw:layer="layout" svg:width="16.272cm" svg:height="9.145cm" svg:x="2.328cm" svg:y="4.18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Operadores aritméticos</text:span></text:p>
              </text:list-item>
              <text:list-item>
                <text:p text:style-name="P2"><text:span text:style-name="T2">Operadores de cadenas</text:span></text:p>
              </text:list-item>
              <text:list-item>
                <text:p text:style-name="P2"><text:span text:style-name="T2">Operadores de asignación</text:span></text:p>
              </text:list-item>
              <text:list-item>
                <text:p text:style-name="P2"><text:span text:style-name="T2">Operadores de comparación</text:span></text:p>
              </text:list-item>
              <text:list-item>
                <text:p text:style-name="P2"><text:span text:style-name="T2">Operadores lógicos</text:span></text:p>
              </text:list-item>
              <text:list-item>
                <text:p text:style-name="P2"><text:span text:style-name="T2">Operadores a nivel de bit</text:span></text:p>
              </text:list-item>
              <text:list-item>
                <text:p text:style-name="P2"><text:span text:style-name="T2">Operadores de pertenencia</text:span></text:p>
              </text:list-item>
              <text:list-item>
                <text:p text:style-name="P2"><text:span text:style-name="T2">Operadores de identidad</text:span></text:p>
                <text:p text:style-name="P2"><text:span text:style-name="T2"/></text:p>
                <text:p text:style-name="P2"><text:span text:style-name="T2"/></text:p>
                <text:p text:style-name="P2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2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draw:name="Shape 91" presentation:style-name="pr5" draw:text-style-name="P3" draw:layer="layout" svg:width="16.272cm" svg:height="14.741cm" svg:x="2.728cm" svg:y="0.6cm" presentation:class="outline" presentation:user-transformed="true">
          <draw:text-box>
            <text:list text:style-name="L2">
              <text:list-header>
                <text:p text:style-name="P2"><text:span text:style-name="T2">La procedencia de operadores es la siguiente:</text:span></text:p>
                <text:p text:style-name="P2"><text:span text:style-name="T2"/></text:p>
              </text:list-header>
            </text:list>
            <text:p text:style-name="P2"><text:span text:style-name="T2">1. Los paréntesis rompen la procedencia.</text:span></text:p>
            <text:p text:style-name="P2"><text:span text:style-name="T2">2. La potencia (**)</text:span></text:p>
            <text:p text:style-name="P2"><text:span text:style-name="T2">3. Operadores unarios (~ + -)</text:span></text:p>
            <text:p text:style-name="P2"><text:span text:style-name="T2">4. Multiplicar, dividir, módulo y división entera (* /% // )</text:span></text:p>
            <text:p text:style-name="P2"><text:span text:style-name="T2">5. Suma y resta (+ -)</text:span></text:p>
            <text:p text:style-name="P2"><text:span text:style-name="T2">6. Desplazamiento nivel de bit (&gt;&gt; &lt;&lt;)</text:span></text:p>
            <text:p text:style-name="P2"><text:span text:style-name="T2">7. Operador binario AND (&amp;)</text:span></text:p>
            <text:p text:style-name="P2"><text:span text:style-name="T2">8. Operadores binario OR y XOR (^ |)</text:span></text:p>
            <text:p text:style-name="P2"><text:span text:style-name="T2">9. Operadores de comparación (&lt;= &lt; &gt; &gt;=)</text:span></text:p>
            <text:p text:style-name="P2"><text:span text:style-name="T2">10. Operadores de igualdad (&lt;&gt; == !=)</text:span></text:p>
            <text:p text:style-name="P2"><text:span text:style-name="T2">11. Operadores de asignación (= %= /= //= -= += *= **=)</text:span></text:p>
            <text:p text:style-name="P2"><text:span text:style-name="T2">12. Operadores de identidad (is, is not)</text:span></text:p>
            <text:p text:style-name="P2"><text:span text:style-name="T2">13. Operadores de pertenencia (in, in not)</text:span></text:p>
            <text:p text:style-name="P2"><text:span text:style-name="T2">14. Operadores lógicos (not, or, and)</text:span></text:p>
            <text:p text:style-name="P2"><text:span text:style-name="T2"/></text:p>
            <text:list text:continue-numbering="true" text:style-name="L2">
              <text:list-header>
                <text:p text:style-name="P2"><text:span text:style-name="T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3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5:25.916966428</dc:date>
    <meta:editing-duration>PT49M14S</meta:editing-duration>
    <meta:editing-cycles>12</meta:editing-cycles>
    <meta:document-statistic meta:object-count="153"/>
  </office:meta>
</office:document-meta>
</file>